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Text (EEZ-GUI)</text:h>
                    <text:list>
                        <text:list-item>
                            <text:h text:style-name="Heading_20_2" text:outline-level="2">Description</text:h>
                        </text:list-item>
                    </text:list>
                </text:list-item>
            </text:list>

            <text:p text:style-name="Standard">A widget used to display single line text.</text:p>

            
                <text:list xml:id="list_Text (EEZ-GUI)2" text:continue-numbering="true" text:continue-list="list_Tex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 (EEZ-GUI)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p>,
                                            <text:list xml:id="list_Text (EEZ-GUI)5" text:continue-numbering="true" text:continue-list="list_Text (EEZ-GUI)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 (EEZ-GUI)6" text:continue-numbering="true" text:continue-list="list_Text (EEZ-GUI)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xt (EEZ-GUI)7" text:continue-numbering="true" text:continue-list="list_Text (EEZ-GUI)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Text (EEZ-GUI)8" text:continue-numbering="true" text:continue-list="list_Text (EEZ-GUI)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 (EEZ-GUI)9" text:continue-numbering="true" text:continue-list="list_Text (EEZ-GUI)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 (EEZ-GUI)10" text:continue-numbering="true" text:continue-list="list_Text (EEZ-GUI)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 (EEZ-GUI)11" text:continue-numbering="true" text:continue-list="list_Text (EEZ-GUI)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 (EEZ-GUI)12" text:continue-numbering="true" text:continue-list="list_Text (EEZ-GUI)1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Text (EEZ-GUI)13" text:continue-numbering="true" text:continue-list="list_Text (EEZ-GUI)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xt (EEZ-GUI)14" text:continue-numbering="true" text:continue-list="list_Text (EEZ-GUI)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ext (EEZ-GUI)15" text:continue-numbering="true" text:continue-list="list_Text (EEZ-GUI)1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 (EEZ-GUI)16" text:continue-numbering="true" text:continue-list="list_Text (EEZ-GUI)1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If an expression is used for the <text:span text:style-name="backtick">Text</text:span> property that cannot be calculated during editing, then the text displayed in the editor can be set here. Also, this text will be displayed in the <text:span text:style-name="T1">Widgets Structure</text:span> panel.</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 (EEZ-GUI)17" text:continue-numbering="true" text:continue-list="list_Text (EEZ-GUI)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hat will be used to render the Widget.</text:p>,
                                            <text:list xml:id="list_Text (EEZ-GUI)18" text:continue-numbering="true" text:continue-list="list_Text (EEZ-GUI)17" text:style-name="Outline">
                                                <text:list-item>
                                                    <text:list>
                                                        <text:list-item>
                                                            <text:list>
                                                                <text:list-item>
                                                                    <text:h text:style-name="Heading_20_3" text:outline-level="3">
                                                                        Focused
                                                                        <text:s text:c="4"/>
                                                                        <text:span text:style-name="T2">Object</text:span>
                                                                    </text:h>
                                                                </text:list-item>
                                                            </text:list>
                                                        </text:list-item>
                                                    </text:list>
                                                </text:list-item>
                                            </text:list>
                                            <text:p text:style-name="Standard">Style to be used for rendering if the Widget is in focus.</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 (EEZ-GUI)19" text:continue-numbering="true" text:continue-list="list_Text (EEZ-GUI)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 (EEZ-GUI)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 (EEZ-GUI)21" text:continue-numbering="true" text:continue-list="list_Text (EEZ-GUI)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 (EEZ-GUI)22" text:continue-numbering="true" text:continue-list="list_Text (EEZ-GUI)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 (EEZ-GUI)23" text:continue-numbering="true" text:continue-list="list_Text (EEZ-GUI)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 (EEZ-GUI)3" text:continue-numbering="true" text:continue-list="list_Text (EEZ-GUI)2" text:style-name="Outline">
                        <text:list-item>
                            <text:list>
                                <text:list-item>
                                    <text:h text:style-name="Heading_20_2" text:outline-level="2">Examples</text:h>
                                </text:list-item>
                            </text:list>
                        </text:list-item>
                    </text:list>
                    <text:p text:style-name="Standard"/>
                    
                    <text:list xml:id="list_Text (EEZ-GUI)24"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